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2pt" officeooo:rsid="007c2b99" officeooo:paragraph-rsid="007c2b99" style:font-size-asian="10.5pt" style:font-size-complex="12pt"/>
    </style:style>
    <style:style style:name="P2" style:family="paragraph" style:parent-style-name="Standard">
      <style:text-properties style:font-name="Bookman Old Style" fo:font-size="12pt" officeooo:rsid="007d4e47" officeooo:paragraph-rsid="007d4e47" style:font-size-asian="10.5pt" style:font-size-complex="12pt"/>
    </style:style>
    <style:style style:name="P3" style:family="paragraph" style:parent-style-name="Standard">
      <style:text-properties style:font-name="Bookman Old Style" fo:font-size="12pt" officeooo:rsid="007dce0b" officeooo:paragraph-rsid="007dce0b" style:font-size-asian="10.5pt" style:font-size-complex="12pt"/>
    </style:style>
    <style:style style:name="P4" style:family="paragraph" style:parent-style-name="Standard">
      <style:text-properties style:font-name="Bookman Old Style" fo:font-size="12pt" officeooo:rsid="007dce0b" officeooo:paragraph-rsid="00a3a2fd" style:font-size-asian="10.5pt" style:font-size-complex="12pt"/>
    </style:style>
    <style:style style:name="P5" style:family="paragraph" style:parent-style-name="Standard">
      <style:text-properties style:font-name="Bookman Old Style" fo:font-size="16pt" officeooo:rsid="0083e180" officeooo:paragraph-rsid="0083e180" style:font-size-asian="14pt" style:font-size-complex="16pt"/>
    </style:style>
    <style:style style:name="T1" style:family="text">
      <style:text-properties officeooo:rsid="007f9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j</text:p>
      <text:p text:style-name="P1">elf bard school of dance</text:p>
      <text:p text:style-name="P2">23 ish</text:p>
      <text:p text:style-name="P2">southern cost kinda vibes. </text:p>
      <text:p text:style-name="P2">totor outside system todor from the cercent.</text:p>
      <text:p text:style-name="P2">scrappy, not ballads</text:p>
      <text:p text:style-name="P2">fuck the system, punk</text:p>
      <text:p text:style-name="P3">no family, raised by sensei</text:p>
      <text:p text:style-name="P3">no bitches, no friends, <text:span text:style-name="T1">no clown car</text:span></text:p>
      <text:p text:style-name="P3"/>
      <text:p text:style-name="P4"/>
      <text:p text:style-name="P5">Fillout form Andre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2:23:27.621760300</meta:creation-date>
    <meta:generator>LibreOffice/25.2.6.2$Windows_X86_64 LibreOffice_project/729c5bfe710f5eb71ed3bbde9e06a6065e9c6c5d</meta:generator>
    <dc:date>2025-11-03T12:24:36.285460000</dc:date>
    <meta:editing-duration>PT1M9S</meta:editing-duration>
    <meta:editing-cycles>1</meta:editing-cycles>
    <meta:document-statistic meta:table-count="0" meta:image-count="0" meta:object-count="0" meta:page-count="1" meta:paragraph-count="10" meta:word-count="41" meta:character-count="230" meta:non-whitespace-character-count="198"/>
  </office:meta>
</office:document-meta>
</file>